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Heading_20_2" style:master-page-name="Standard">
      <style:paragraph-properties fo:margin-top="0.25in" fo:margin-bottom="0.0835in" loext:contextual-spacing="false" fo:text-align="justify" style:justify-single-word="false" style:page-number="1"/>
    </style:style>
    <style:style style:name="P3" style:family="paragraph" style:parent-style-name="Heading_20_3">
      <style:paragraph-properties fo:margin-top="0.222in" fo:margin-bottom="0.0555in" loext:contextual-spacing="false" fo:text-align="justify" style:justify-single-word="false"/>
    </style:style>
    <style:style style:name="T1" style:family="text">
      <style:text-properties fo:color="#252525" fo:background-color="#ffffff"/>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thlgoy2kx5ot"/>Hrabia Monte Christo</text:p>
      <text:p text:style-name="P3"><text:bookmark text:name="_v6rninaw6n04"/>Autor: Aleksander Dumas</text:p>
      <text:p text:style-name="P1"/>
      <text:p text:style-name="P1">Chyba wszyscy już znacie filmiki od Ink Potts stworzone do muzyki z musicalu “Hrabia Monte Christo”. To właśnie one skłoniły mnie do sięgnięcia po powieść Aleksandra Dumasa w celu poznania całej tej historii, która wydała mi się całkiem interesująca. Nie powiem, by była to książka nudna, bo naprawdę mnie wciągnęła, jednak dostrzegłam w niej sporo mankamentów i dlatego postanowiłam napisać tę recenzję. Oczywiście, że wiele tych wad traci na znaczeniu, kiedy spojrzymy na to, że mamy do czynienia z powieścią z XIX wieku. Dlatego potraktujcie to jako pokaz tego, jak słowo pisane starzeje się wraz z upływem czasu.</text:p>
      <text:p text:style-name="P1">Pozwólcie, że najpierw wspomnę o okolicznościach, w jakich Dumas napisał “Hrabiego”, ponieważ są one dość ciekawe. Po szczegóły odsyłam do Wikipedii, tu wspomnę tylko o ogółach. Aleksander dostał zlecenie od wydawcy na powieść przygodową z akcją osadzoną w Paryżu. Jeśli chodzi o inspirację, to składają się na nią podróż z Napoleonem Józefem Bonaparte na Elbę i Pianosę oraz… plagiat. Tak, moi mili, ale “Hrabia Monte Christo” zawiera tak dużo topornych i ewidentnych zapożyczeń, że można go nazwać dziewiętnastowiecznym “Królem Lwem”.</text:p>
      <text:p text:style-name="P1">Akcja powieści rozgrywa się przede wszystkim w Marsylii, Rzymie i Paryżu, a osadzona jest między rokiem 1815 a mniej więcej 1840. Zdecydowanie “Hrabiego Monte Christo” można potraktować jako ciekawy wgląd w życie ludzi z tamtych czasów oraz pewne spojrzenie na wydarzenia historyczne z tamtego okresu. Oczywiście nie rekomenduję tej książki jako podręcznika do historii, jednak pewne wydarzenia i postacie są jak najbardziej prawdziwe.</text:p>
      <text:p text:style-name="P1">Styl pisania pana Dumasa może wydawać się nieco przyciężki dla współczesnego odbiorcy, jednak to wrażenie może być spowodowane tłumaczeniem, ponieważ nie znam francuskiego wystarczająco dobrze, by czytać powieści napisane w tym języku. Jednak co jakiś czas pojawiają się “tasiemcozdania”, a gwałtowne skoki akcji nie sprzyjają płynnemu czytaniu. Przykład? Wyobraźcie sobie, że właśnie znajdujemy się w domu ojca Edmunda Dantesa. Przyszły hrabia Monte Christo rozmawia ze swoim ojcem i Kacprem Caderousse’m i nagle ni stąd, ni zowąd mamy dialog, który toczy się między Danglarsem i Kacprem na ulicy.</text:p>
      <text:p text:style-name="P1">Fabuła jest bardzo ciekawa, szkoda tylko, że zerżnięta z innych książek. Autor natrudził się głównie, nieco zmieniając postacie i miejsca akcji. W sumie to trochę przykre, że to “Hrabia” się wybił, a nie “Wspomnienia wydobyte z archiwów paryskiej policji”. Jednak Dumas generalnie był człowiekiem mało kreatywnym, zważywszy na to, jak chętnie zżynał od innych, nazywając to inspiracją.</text:p>
      <text:p text:style-name="P1">Dla tych, którzy kompletnie nie wiedzą, o co chodzi: marsylski żeglarz Edmund Dantes w dniu swoich zaślubin z piękną Mercedes zostaje oskarżony o bonapartyzm i zamknięty za to w zamku d’If na dożywocie. Dzieje się tak na skutek donosu napisanego przez Danglarsa i dostarczonego przez Fernanda Mondego. Podczas przesłuchania przez Gerarda de Villeforta okazało się bowiem, że donos był prawdziwy, a Edmund w swej naiwności został wplątany w spisek. W zamku d’If Dantes siedzi przez czternaście lat, a ksiądz Faria z sąsiedniej celi w tempie ekspresowym uczy go wiedzy o świecie i robi to tak skutecznie, że aż sztucznie. Do tego mówi Edziowi, że na wyspie Monte Christo jest skarp Spadów. Dantes w końcu ucieka z więzienia, a dzięki skarbowi staje się bajecznie bogaty i mści się na tych, którzy go skrzywdzili.</text:p>
      <text:p text:style-name="P1">Z<text:span text:style-name="T1">arzuty mam raczej do postaci, które ciągną fabułę do przodu, niż do niej samej jako takiej – choć ilość niezwykłych zbiegów okoliczności jest za duża. Oczywiście, że wówczas w literaturze panowały inne standardy, jednak wiele rzeczy aż bolało. Przede wszystkim to, że hrabia Monte Christo nie był jakoś szczególnie inteligentny, tylko jego otoczenie doznawało nagłej lobotomii. Współcześnie jest to typowe dla powieści, w którym głównego bohatera określa się mianem Mary Sue.</text:span></text:p>
      <text:p text:style-name="P1"><text:span text:style-name="T1">W zasadzie to Edmund Dantes jest idealnym przykładem Mary Sue i to zarówno przed, jak i po przemianie. Przyznam, że nie udało mi się polubić tej postaci. Zaczyna jako dobry, szczęśliwy, piękny i charyzmatyczny młody człowiek, którego kocha szef, ojciec, piękna narzeczona i marynarze. Do tego jest wysportowany i żegluje jak nikt inny. I tylko źli zazdrośnicy próbują zniszczyć mu życie. Dantes jest postacią tak płaską i wyidealizowaną, że jest bardzo nierealny. Po ucieczce z zamku d’If zamienia się w bogacza i geniusza, który jest z jednej strony żądny zemsty, a z drugiej opiekuje się swoimi przyjaciółmi i ich rodzinami. Znowu wszystko mu się udaje.</text:span></text:p>
      <text:p text:style-name="P1"><text:span text:style-name="T1">Mercedes cierpi na tę samą bolączkę, co i inne pozytywne postacie kobiece – jest dobra, miła, mądra, ładna i zakochana do szaleństwa w swoim ukochanym. Brakuje jej jakichkolwiek wyróżniających cech charakteru. Na tę samą przypadłość cierpią Walentyna de Villefort oraz Hayde. Ciekawa jest za to postać Eugenii Danglars, która ma silny charakter, potrafi wyrazić własne zdanie, jest piękna i homoseksualna. Młodzi mężczyźni się jej boją, bo… jest asertywna. To wiele mówi o tym, jak widziano kobiety w XIX wieku – jako ładny dodatek do mężczyzny.</text:span></text:p>
      <text:p text:style-name="P1"><text:span text:style-name="T1">Paradoksalnie najlepiej napisaną postacią kobiecą obok Eugenii jest chyba Heloiza de Villefort, która jest oparta na prawdziwym trucicielu, więc to pewnie dlatego. Chyba tylko jej świat nie kręci się wokół jakiegoś faceta. Heloiza chciała, żeby jej syn Edward był bardzo bogaty, więc próbowała otruć wszystkich, którzy stoją jej na drodze do celu. Jest ona chyba najbardziej negatywną postacią w całej powieści.</text:span></text:p>
      <text:p text:style-name="P1"><text:span text:style-name="T1">Wrogowie Edmunda wypadają różnie i mają różne motywacje. Danglars po prostu był zazdrosny o to, że Dantes ma zostać kapitanem “Faraona”. Jest to postać, dla której nie liczy się nic prócz złota. Nie obchodzi go szczęście córki ani nawet to, że żona go zdradza. Dlatego też z trójki antagonistów jego jest najtrudniej polubić, ponieważ jego zalety zaczynają i kończą się na przedsiębiorczości.</text:span></text:p>
      <text:p text:style-name="P1"><text:span text:style-name="T1">Za to Fernand Mondego, czyli hrabia de Morcerf, wypada dużo ciekawiej. Jest to kuzyn Mercedes, który zakochał się w niej do szaleństwa. Jednak Katalonka nie zwracała na niego uwagi, ponieważ wolała Edmunda mimo wszystkiego, co Fernand dla niej uczynił. Jednak nasz antagonista uciekł z friendzone, usuwając Dantesa z drogi i choć był kanalią i zdrajcą, to dobrze traktował żonę i syna.</text:span></text:p>
      <text:p text:style-name="P1"><text:span text:style-name="T1">Z Gerarda de Villeforta często próbuje się zrobić karierowicza. Jednak mimo wszystko można o nim powiedzieć, że zależało mu na rodzinie. Prokurator z początku chciał ułaskawić Dantesa, jednak bał się, że w świat poszłaby informacja o tym, że jego ojciec bierze udział w spisku, mającym przywrócić Napoleona na tron. Bowiem to właśnie stary de Villefort był adresatem listu, który miał przekazać Edmund. Sądząc po tym, jak później wyglądały jego relacje z Noirtierem, to ten nie był mu obojętny, mimo dzielącej ich różnicy zdań – Gerard był rojalistą. Gorzej, że nie potrafił się zmierzyć z falą zabójstw we własnym domu, z obawy częściowo przed wybuchem skandalu i częściowo przed tym, że musiałby skazać kogoś ze swoich najbliższych.</text:span></text:p>
      <text:p text:style-name="P1"><text:span text:style-name="T1">Interesującą postacią jest Kacper Caderousse, który był przy tym, jak Mondego i Danglars spiskowali przeciwko Dantesowi i nawet próbował prostestować, ale mu zbytnio nie wyszło, ponieważ był pijany. Szewc, który później został karczmarzem, przez długi czas jawił się jako człowiek zazdrosny, ale w gruncie rzeczy poczciwy – typ, który ponarzeka, obgada za plecami, ale potem mu przechodzi i jest ok. A później nagle postać zmienia się w kawał gnoja. Wybaczcie mi to słownictwo, ale po prostu nagle bohater przechodzi drastyczną przemianę. Moim zdaniem to strasznie zabija potencjał.</text:span></text:p>
      <text:p text:style-name="P1">Wspomnę jeszcze o Albercie de Morcerf, ponieważ syn Mercedes i Fernanda jest idealnym przykładem na to, jak ludzie w otoczeniu hrabiego nagle tracą mózgi. Alberta poznajemy po raz pierwszy podczas jego wizyty w Rzymie, gdzie udał się na karnawał razem ze swoim przyjacielem Franzem d’Epinay. Na miejscu panowie odkryli, że jest problem z załatwieniem różnych rzeczy, w czym pomógł im tajemniczy sąsiad z hotelu, wydając na nich bajońskie sumy oraz zaprzyjaźniając się z Albertem. Między innymi pokazywał mu egzekucję i opowiadał, jakie to znakomite widowisko, czym oczarował młodzieńca. Później chłopak zostaje porwany przez obwiesiów Luigiego Vampy, ale wiedzący o powiązaniach hrabiego z półświatkiem Franz prosi Monte Christa o pomoc. W efekcie postrach Rzymu przeprasza Alberta, który jest bardzo wdzięczny hrabiemu i zaprasza go do Paryża. I tutaj ujawnia się głupota tej postaci, ponieważ pomimo ostrzeżeń Franza Albert nie widzi, że z Monte Christem jest coś nie tak. Bardzo bogaty człowiek, który ma własną wyspę, statki, służą mu przemytnicy i zbóje oraz uwielbia egzekucje to w końcu wspaniały materiał na przyjaciela, czyż nie?</text:p>
      <text:p text:style-name="P1">Na koniec powiem, że filmy bardzo różnią się od książki, która ma dość dziwne zakończenie, mocno powiązane z postacią Hayde, pięknej Greczynki i córki Alego Paszy. Jej wątek jest strasznie irytujący i powstał chyba tylko dlatego, by pokonać Fernanda. W efekcie Hayde, która historycznie mogła być najwyżej bękarcicą Alego, jest księżniczką. Zresztą nie jestem pewna, czy powinna być Greczynką, ponieważ Lew z Janiny był możnowładcą osmańskim, który zbuntował się przeciwko sułtanowi. W ogóle postać Ali Tebelima jest przedstawiona jednoznacznie pozytywnie, pewnie po to, by zrobić z Mondego strasznego łajdaka.</text:p>
      <text:p text:style-name="P1">Dlatego jeśli szukasz przyjemnej lektury i chciałbyś liznąć nieco klasyki, to polecam “Hrabiego Monte Christo”. Mimo że książka bardzo się zestarzała, to wciąż potrafi wciągnąć. Język bywa mocno przestarzały, ale nie utrudnia to lektury i stanowi okazję do poznania nowego słownictwa. Powieść skłania również do refleksji nad tym, czy należy odpłacać złem za zło. Odpowiedź na to pytanie, podobnie jak autor, pozostawiam Wam.</text:p>
      <text:p text:style-name="P1">Obrazki:</text:p>
      <text:p text:style-name="P1"><text:a xlink:type="simple" xlink:href="http://little-pawprincess.deviantart.com/art/I-Know-That-Voice-558291923" text:style-name="Internet_20_link" text:visited-style-name="Visited_20_Internet_20_Link"><text:span text:style-name="T2">http://little-pawprincess.deviantart.com/art/I-Know-That-Voice-558291923</text:span></text:a></text:p>
      <text:p text:style-name="P1"><text:a xlink:type="simple" xlink:href="http://inklynn.deviantart.com/art/I-Know-Those-Eyes-650191033" text:style-name="Internet_20_link" text:visited-style-name="Visited_20_Internet_20_Link"><text:span text:style-name="T2">http://inklynn.deviantart.com/art/I-Know-Those-Eyes-650191033</text:span></text:a></text:p>
      <text:p text:style-name="P1"><text:a xlink:type="simple" xlink:href="http://basykail.deviantart.com/art/Montecristo-562650124" text:style-name="Internet_20_link" text:visited-style-name="Visited_20_Internet_20_Link"><text:span text:style-name="T2">http://basykail.deviantart.com/art/Montecristo-562650124</text:span></text:a></text:p>
      <text:p text:style-name="P1"><text:a xlink:type="simple" xlink:href="http://stupidflyingxxfox.deviantart.com/art/The-Count-of-Monte-Rainbow-cover-new-650438614" text:style-name="Internet_20_link" text:visited-style-name="Visited_20_Internet_20_Link"><text:span text:style-name="T2">http://stupidflyingxxfox.deviantart.com/art/The-Count-of-Monte-Rainbow-cover-new-650438614</text:span></text:a></text:p>
      <text:p text:style-name="P1"><text:soft-page-break/><text:a xlink:type="simple" xlink:href="http://stupidflyingxxfox.deviantart.com/art/That-s-what-I-heard-That-s-what-they-say-649951429" text:style-name="Internet_20_link" text:visited-style-name="Visited_20_Internet_20_Link"><text:span text:style-name="T2">http://stupidflyingxxfox.deviantart.com/art/That-s-what-I-heard-That-s-what-they-say-649951429</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1496" meta:character-count="10157" meta:non-whitespace-character-count="8681"/>
    <meta:generator>LibreOfficeDev/5.1.0.3$Linux_X86_64 LibreOffice_project/</meta:generator>
  </office:meta>
</office:document-meta>
</file>